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margin-left="0cm" fo:margin-right="0.132cm" fo:margin-top="0cm" fo:margin-bottom="0cm" fo:text-indent="0cm" style:auto-text-indent="false" fo:padding="0cm" fo:border="none"/>
      <style:text-properties style:font-name="Arial" fo:font-size="10pt" style:font-size-asian="10pt" style:font-size-complex="10pt"/>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style>
    <style:style style:name="P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5"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6"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7"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8"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9"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0"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1" style:family="paragraph" style:parent-style-name="Text_20_body" style:list-style-name="L8">
      <style:paragraph-properties fo:margin-left="0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2"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Arial" fo:font-size="10pt" style:font-size-asian="10pt" style:font-size-complex="10pt"/>
    </style:style>
    <style:style style:name="P13"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4" style:family="paragraph" style:parent-style-name="Text_20_body" style:list-style-name="L2">
      <style:paragraph-properties fo:margin-left="0.661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5"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6" style:family="paragraph" style:parent-style-name="Text_20_body" style:list-style-name="L5">
      <style:paragraph-properties fo:margin-left="0.661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7" style:family="paragraph" style:parent-style-name="Text_20_body" style:list-style-name="L6">
      <style:paragraph-properties fo:margin-left="0.661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8" style:family="paragraph" style:parent-style-name="Text_20_body" style:list-style-name="L7">
      <style:paragraph-properties fo:margin-left="0.661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P19" style:family="paragraph" style:parent-style-name="Text_20_body" style:list-style-name="L8">
      <style:paragraph-properties fo:margin-left="0.661cm" fo:margin-right="0cm" fo:margin-top="0cm" fo:margin-bottom="0cm" style:line-height-at-least="0.635cm" fo:text-indent="0cm" style:auto-text-indent="false" fo:padding="0cm" fo:border="none"/>
      <style:text-properties style:font-name="Arial" fo:font-size="10pt" fo:letter-spacing="normal" fo:font-weight="normal" style:font-size-asian="10pt" style:font-size-complex="10pt"/>
    </style:style>
    <style:style style:name="T1" style:family="text">
      <style:text-properties style:font-name="Inter" fo:font-size="10.5pt" fo:letter-spacing="normal" fo:font-weight="normal"/>
    </style:style>
    <style:style style:name="T2" style:family="text">
      <style:text-properties fo:font-size="10.5pt" fo:letter-spacing="normal" fo:font-weight="normal"/>
    </style:style>
    <style:style style:name="T3" style:family="text">
      <style:text-properties style:font-name="Arial" fo:font-size="10.5pt" fo:letter-spacing="normal" fo:font-weight="normal"/>
    </style:style>
    <style:style style:name="T4" style:family="text">
      <style:text-properties style:font-name="Arial" fo:letter-spacing="normal" fo:font-weight="normal"/>
    </style:style>
    <style:style style:name="T5" style:family="text">
      <style:text-properties style:font-name="Arial" fo:font-size="10pt" fo:letter-spacing="normal" fo:font-weight="normal" style:font-size-asian="10pt" style:font-size-complex="10pt"/>
    </style:style>
    <style:style style:name="T6" style:family="text">
      <style:text-properties fo:background-color="#ffff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section text:style-name="Sect1" text:name="1134">
        <text:p text:style-name="P3"><text:span text:style-name="Strong_20_Emphasis"><text:span text:style-name="T5">In trend analysis, you gather information to identify a trend or suspicious patterns.</text:span></text:span></text:p>
        <text:p text:style-name="P3"><text:span text:style-name="Strong_20_Emphasis"><text:span text:style-name="T5"/></text:span></text:p>
        <text:list xml:id="list3287834149673410527" text:style-name="L1">
          <text:list-item>
            <text:p text:style-name="P4">False</text:p>
          </text:list-item>
          <text:list-item>
            <text:p text:style-name="P4">True<text:tab/><text:tab/><text:tab/><text:span text:style-name="T6">rigth</text:span></text:p>
            <text:p text:style-name="P13">Comments: In cybersecurity, trend analysis is the practice of gathering information and attempting to identify a trend, attack vector, or suspicious pattern in information.</text:p>
          </text:list-item>
        </text:list>
        <text:p text:style-name="P12">Score: 2.85</text:p>
      </text:section>
      <text:section text:style-name="Sect1" text:name="1135">
        <text:p text:style-name="P2">2)</text:p>
        <text:p text:style-name="P3"><text:span text:style-name="Strong_20_Emphasis"><text:span text:style-name="T5">What’s Gartner?</text:span></text:span></text:p>
        <text:p text:style-name="P3"><text:span text:style-name="Strong_20_Emphasis"><text:span text:style-name="T5"/></text:span></text:p>
        <text:list xml:id="list3791078444195287730" text:style-name="L2">
          <text:list-item>
            <text:p text:style-name="P5">A cybersecurity range group</text:p>
          </text:list-item>
          <text:list-item>
            <text:p text:style-name="P5">A research and advisory firm<text:tab/><text:tab/><text:tab/><text:span text:style-name="T6">rigth</text:span></text:p>
            <text:p text:style-name="P14">Comments: Gartner is the world's leading research and advisory firm, and many consider it the most influential analysis organization in the world.</text:p>
          </text:list-item>
          <text:list-item>
            <text:p text:style-name="P5">A web application firewall</text:p>
          </text:list-item>
          <text:list-item>
            <text:p text:style-name="P5">A cybersecurity consulting firm</text:p>
          </text:list-item>
        </text:list>
        <text:p text:style-name="P12">Score: 2.85</text:p>
      </text:section>
      <text:section text:style-name="Sect1" text:name="1136">
        <text:p text:style-name="P2">3)</text:p>
        <text:p text:style-name="P3"><text:span text:style-name="Strong_20_Emphasis"><text:span text:style-name="T5">Which of the following can generate security alerts?</text:span></text:span><text:span text:style-name="T5"><text:line-break/>You can select more than one answer</text:span></text:p>
        <text:p text:style-name="P3"><text:span text:style-name="T5"/></text:p>
        <text:list xml:id="list8847535917456322147" text:style-name="L3">
          <text:list-item>
            <text:p text:style-name="P6">Firewalls<text:tab/><text:tab/><text:span text:style-name="T6">rigth</text:span></text:p>
            <text:p text:style-name="P15">Comments: Great Job! SIEM, IDS, and firewalls are types of tools that generate security alerts in response to security threats.</text:p>
          </text:list-item>
          <text:list-item>
            <text:p text:style-name="P6">SIEM<text:tab/><text:tab/><text:tab/><text:span text:style-name="T6">rigth</text:span></text:p>
          </text:list-item>
          <text:list-item>
            <text:p text:style-name="P6">SQLmap</text:p>
          </text:list-item>
          <text:list-item>
            <text:p text:style-name="P6">IDS<text:tab/><text:tab/><text:tab/><text:span text:style-name="T6">rigth</text:span></text:p>
            <text:p text:style-name="P15">Comments: Great Job! SIEM, IDS, and firewalls are types of tools that generate security alerts in response to security threats.</text:p>
          </text:list-item>
        </text:list>
        <text:p text:style-name="P12">Score: 1.91</text:p>
      </text:section>
      <text:section text:style-name="Sect1" text:name="1137">
        <text:p text:style-name="P2">4)</text:p>
        <text:p text:style-name="P3"><text:span text:style-name="Strong_20_Emphasis"><text:span text:style-name="T5">Which of the following are part of CWPP (cloud workload protection)?</text:span></text:span><text:span text:style-name="T5"><text:line-break/>You can select more than one answer</text:span></text:p>
        <text:p text:style-name="P3"><text:span text:style-name="T5"/></text:p>
        <text:list xml:id="list4533300247590451078" text:style-name="L5">
          <text:list-item>
            <text:p text:style-name="P8">Application control<text:tab/><text:tab/><text:span text:style-name="T6">rigth</text:span></text:p>
            <text:p text:style-name="P16">Comments: Great Job! These elements are part of the hierarchy of cloud workload protection controls.</text:p>
          </text:list-item>
          <text:list-item>
            <text:p text:style-name="P8">Wireshark</text:p>
          </text:list-item>
          <text:list-item>
            <text:p text:style-name="P8">Anti-malware<text:tab/><text:tab/><text:tab/><text:span text:style-name="T6">rigth</text:span></text:p>
            <text:p text:style-name="P16">Comments: Great Job! These elements are part of the hierarchy of cloud workload protection controls.</text:p>
          </text:list-item>
          <text:list-item>
            <text:p text:style-name="P8"><text:soft-page-break/>Memory protection<text:tab/><text:tab/><text:tab/><text:span text:style-name="T6">rigth</text:span></text:p>
            <text:p text:style-name="P16"><text:span text:style-name="T6">Comments: Great Job! These elements a</text:span>re part of the hierarchy of cloud workload protection controls.</text:p>
          </text:list-item>
        </text:list>
        <text:p text:style-name="P12">Score: 2.86</text:p>
      </text:section>
      <text:section text:style-name="Sect1" text:name="1138">
        <text:p text:style-name="P2">5)</text:p>
        <text:p text:style-name="P3"><text:span text:style-name="Strong_20_Emphasis"><text:span text:style-name="T5">Which of these is an advanced alternative to traditional VPNs in enterprises?</text:span></text:span></text:p>
        <text:p text:style-name="P3"><text:span text:style-name="Strong_20_Emphasis"><text:span text:style-name="T5"/></text:span></text:p>
        <text:list xml:id="list648257837343190531" text:style-name="L6">
          <text:list-item>
            <text:p text:style-name="P9">Zero-trust network access (ZTNA)<text:tab/><text:tab/><text:tab/><text:span text:style-name="T6">rigth</text:span></text:p>
            <text:p text:style-name="P17">Comments: Zero-trust network access (ZTNA) enables enterprises to control remote access to specific applications. This is more secure since it hides applications from the internet and can only be accessed via the ZTNA provider’s cloud service.</text:p>
          </text:list-item>
          <text:list-item>
            <text:p text:style-name="P9">Firewall</text:p>
          </text:list-item>
          <text:list-item>
            <text:p text:style-name="P9">SIEM</text:p>
          </text:list-item>
          <text:list-item>
            <text:p text:style-name="P9">IDS</text:p>
          </text:list-item>
        </text:list>
        <text:p text:style-name="P12">Score: 2.86</text:p>
      </text:section>
      <text:section text:style-name="Sect1" text:name="1139">
        <text:p text:style-name="P2">6)</text:p>
        <text:p text:style-name="P3"><text:span text:style-name="Strong_20_Emphasis"><text:span text:style-name="T5">Which is not part of a SASE platform?</text:span></text:span></text:p>
        <text:p text:style-name="P3"><text:span text:style-name="Strong_20_Emphasis"><text:span text:style-name="T5"/></text:span></text:p>
        <text:list xml:id="list2901468034372259289" text:style-name="L7">
          <text:list-item>
            <text:p text:style-name="P10">Firewall-as-a-service</text:p>
          </text:list-item>
          <text:list-item>
            <text:p text:style-name="P10">DNS over HTTPS</text:p>
          </text:list-item>
          <text:list-item>
            <text:p text:style-name="P10">UDP<text:tab/><text:tab/><text:tab/><text:tab/><text:span text:style-name="T6">rigth</text:span></text:p>
            <text:p text:style-name="P18">Comments: Network-as-a-service, DNS over HTTPS and Firewall-as-a-service are parts of a SASE platform.</text:p>
          </text:list-item>
          <text:list-item>
            <text:p text:style-name="P10">Network-as-a-service</text:p>
          </text:list-item>
        </text:list>
        <text:p text:style-name="P12">Score: 2.86</text:p>
      </text:section>
      <text:section text:style-name="Sect1" text:name="1140">
        <text:p text:style-name="P2">7)</text:p>
        <text:p text:style-name="P3"><text:span text:style-name="Strong_20_Emphasis"><text:span text:style-name="T5">Which of the following technologies can automate and augment human decision-making across a broad set of use cases in cybersecurity?</text:span></text:span></text:p>
        <text:p text:style-name="P3"><text:span text:style-name="Strong_20_Emphasis"><text:span text:style-name="T5"/></text:span></text:p>
        <text:list xml:id="list8442686484214715087" text:style-name="L8">
          <text:list-item>
            <text:p text:style-name="P11">Machine learning<text:tab/><text:tab/><text:tab/><text:span text:style-name="T6">rigth</text:span></text:p>
            <text:p text:style-name="P19">Comments: Machine learning detects threats by constantly monitoring the behavior of the network for anomalies. Machine learning engines process massive amounts of data in near real time to discover critical incidents. These techniques allow for the detection of insider threats, unknown malware, and policy violations.</text:p>
          </text:list-item>
          <text:list-item>
            <text:p text:style-name="P11">Ubuntu</text:p>
          </text:list-item>
          <text:list-item>
            <text:p text:style-name="P11">Penetration testing</text:p>
          </text:list-item>
          <text:list-item>
            <text:p text:style-name="P11">OWASP top 10</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997cm" fo:margin-left="1.323cm" fo:margin-right="1.0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7S</meta:editing-duration>
    <meta:editing-cycles>3</meta:editing-cycles>
    <meta:generator>OpenOffice/4.1.14$Win32 OpenOffice.org_project/4114m1$Build-9811</meta:generator>
    <dc:date>2023-11-21T15:12:25.22</dc:date>
    <meta:document-statistic meta:table-count="0" meta:image-count="0" meta:object-count="0" meta:page-count="2" meta:paragraph-count="56" meta:word-count="429" meta:character-count="2634"/>
    <dc:creator>kaos sevdalisi</dc:creator>
    <meta:user-defined meta:name="Info 1"/>
    <meta:user-defined meta:name="Info 2"/>
    <meta:user-defined meta:name="Info 3"/>
    <meta:user-defined meta:name="Info 4"/>
  </office:meta>
</office:document-meta>
</file>